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table:number-columns-repeated="54"/>
          <table:table-cell table:number-columns-repeated="970"/>
        </table:table-row>
        <table:table-row table:style-name="ro2">
          <table:table-cell table:style-name="ce1"/>
          <table:table-cell table:style-name="ce2" table:number-columns-repeated="57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<text:s/>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<text:s/>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/>
          <table:table-cell table:style-name="ce3" office:value-type="string" calcext:value-type="string">
            <text:p><text:s/>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 table:number-columns-repeated="57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 table:number-columns-repeated="57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 table:number-columns-repeated="57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table:number-columns-repeated="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/>
          <table:table-cell table:style-name="ce3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 table:style-name="ce3" table:number-columns-repeated="3"/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2"/>
          <table:table-cell table:number-columns-repeated="966"/>
        </table:table-row>
        <table:table-row table:style-name="ro2">
          <table:table-cell table:style-name="ce1"/>
          <table:table-cell table:style-name="ce2" table:number-columns-repeated="57"/>
          <table:table-cell table:number-columns-repeated="96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3">00/00/0000</text:date>, <text:time style:data-style-name="N2" text:time-value="10:08:25.564833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2T15:00:24.159498453</meta:creation-date>
    <dc:date>2024-08-03T10:35:45.405129889</dc:date>
    <meta:editing-duration>PT1H38M22S</meta:editing-duration>
    <meta:editing-cycles>9</meta:editing-cycles>
    <meta:generator>LibreOffice/5.1.6.2$Linux_X86_64 LibreOffice_project/10m0$Build-2</meta:generator>
    <meta:document-statistic meta:table-count="1" meta:cell-count="191" meta:object-count="0"/>
  </office:meta>
</office:document-meta>
</file>